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dddddd" fo:padding="0.0382in" fo:border="0.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dddddd" fo:padding="0.0382in" fo:border="0.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dddddd" fo:padding="0.0382in" fo:border="0.5pt solid #000000">
        <style:background-image/>
      </style:table-cell-properties>
    </style:style>
    <style:style style:name="P1" style:family="paragraph" style:parent-style-name="Standard">
      <style:text-properties fo:language="ru" fo:country="RU" officeooo:rsid="00133920" officeooo:paragraph-rsid="00133920"/>
    </style:style>
    <style:style style:name="P2" style:family="paragraph" style:parent-style-name="Standard">
      <style:text-properties fo:language="ru" fo:country="RU" officeooo:rsid="00133920" officeooo:paragraph-rsid="0017539c"/>
    </style:style>
    <style:style style:name="P3" style:family="paragraph" style:parent-style-name="Standard">
      <style:text-properties fo:language="es" fo:country="AR" officeooo:rsid="00156b20" officeooo:paragraph-rsid="00156b20"/>
    </style:style>
    <style:style style:name="P4" style:family="paragraph" style:parent-style-name="Standard">
      <style:text-properties fo:language="es" fo:country="AR" officeooo:rsid="00156b20" officeooo:paragraph-rsid="00174ea4"/>
    </style:style>
    <style:style style:name="P5" style:family="paragraph" style:parent-style-name="Standard">
      <style:text-properties fo:language="es" fo:country="AR" officeooo:rsid="00156b20" officeooo:paragraph-rsid="0017539c"/>
    </style:style>
    <style:style style:name="P6" style:family="paragraph" style:parent-style-name="Standard">
      <style:text-properties fo:language="es" fo:country="AR" officeooo:rsid="00174ea4" officeooo:paragraph-rsid="00174ea4"/>
    </style:style>
    <style:style style:name="P7" style:family="paragraph" style:parent-style-name="Standard">
      <style:text-properties fo:language="es" fo:country="AR" officeooo:rsid="00174ea4" officeooo:paragraph-rsid="0017539c"/>
    </style:style>
    <style:style style:name="P8" style:family="paragraph" style:parent-style-name="Standard">
      <style:paragraph-properties fo:text-align="center" style:justify-single-word="false"/>
      <style:text-properties fo:font-size="16pt" fo:language="ru" fo:country="RU" fo:font-weight="bold" officeooo:rsid="00133920" officeooo:paragraph-rsid="00133920" style:font-size-asian="16pt" style:font-weight-asian="bold" style:font-size-complex="16pt" style:font-weight-complex="bold"/>
    </style:style>
    <style:style style:name="P9" style:family="paragraph" style:parent-style-name="Table_20_Contents">
      <style:text-properties officeooo:paragraph-rsid="00174ea4"/>
    </style:style>
    <style:style style:name="T1" style:family="text">
      <style:text-properties fo:language="en" fo:country="US" officeooo:rsid="0014d39a"/>
    </style:style>
    <style:style style:name="T2" style:family="text">
      <style:text-properties fo:language="en" fo:country="US" officeooo:rsid="00174ea4"/>
    </style:style>
    <style:style style:name="T3" style:family="text">
      <style:text-properties fo:language="en" fo:country="US" fo:font-weight="bold" officeooo:rsid="0014d39a" style:font-weight-asian="bold" style:font-weight-complex="bold"/>
    </style:style>
    <style:style style:name="T4" style:family="text">
      <style:text-properties fo:language="en" fo:country="US" fo:font-style="italic" fo:font-weight="bold" officeooo:rsid="0014d39a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normal" fo:font-weight="bold" officeooo:rsid="0014d39a" style:font-style-asian="normal" style:font-weight-asian="bold" style:font-style-complex="normal" style:font-weight-complex="bold"/>
    </style:style>
    <style:style style:name="T6" style:family="text">
      <style:text-properties officeooo:rsid="0014d39a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74ea4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officeooo:rsid="00174ea4" style:font-weight-asian="bold" style:font-weight-complex="bold"/>
    </style:style>
    <style:style style:name="T11" style:family="text">
      <style:text-properties fo:language="es" fo:country="AR" officeooo:rsid="0014d39a"/>
    </style:style>
    <style:style style:name="T12" style:family="text">
      <style:text-properties fo:language="es" fo:country="AR" fo:font-weight="bold" officeooo:rsid="0014d39a" style:font-weight-asian="bold" style:font-weight-complex="bold"/>
    </style:style>
    <style:style style:name="T13" style:family="text">
      <style:text-properties fo:language="es" fo:country="AR" fo:font-style="italic" fo:font-weight="bold" officeooo:rsid="0014d39a" style:font-style-asian="italic" style:font-weight-asian="bold" style:font-style-complex="italic" style:font-weight-complex="bold"/>
    </style:style>
    <style:style style:name="T14" style:family="text">
      <style:text-properties fo:language="es" fo:country="AR" fo:font-style="normal" fo:font-weight="bold" officeooo:rsid="0014d39a" style:font-style-asian="normal" style:font-weight-asian="bold" style:font-style-complex="normal" style:font-weight-complex="bold"/>
    </style:style>
    <style:style style:name="T15" style:family="text">
      <style:text-properties officeooo:rsid="0017539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d39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тветы на вопросы</text:p>
      <text:p text:style-name="P1"/>
      <text:p text:style-name="P2">1. <text:span text:style-name="T6">Создал </text:span><text:span text:style-name="T14">”ViewSet”</text:span><text:span text:style-name="T11"> </text:span><text:span text:style-name="T6">для сущности </text:span><text:span text:style-name="T14">”Entity”</text:span><text:span text:style-name="T11"> </text:span><text:span text:style-name="T6">и переопределил методы </text:span><text:span text:style-name="T14">”</text:span><text:span text:style-name="T5">perform_create</text:span><text:span text:style-name="T14">”</text:span><text:span text:style-name="T1"> </text:span><text:span text:style-name="T6">и </text:span><text:span text:style-name="T14">”perform_</text:span><text:span text:style-name="T5">update</text:span><text:span text:style-name="T14">”</text:span><text:span text:style-name="T1">, </text:span><text:span text:style-name="T6">добавив поле </text:span><text:span text:style-name="T14">”modified_by”</text:span><text:span text:style-name="T11"> </text:span><text:span text:style-name="T6">в коллекцию данных сериализатора: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class EntityViewSet(viewsets.ModelViewSet):</text:p>
            <text:p text:style-name="P9"><text:s text:c="4"/>'''View set of Entity class serializer</text:p>
            <text:p text:style-name="P9"><text:s text:c="4"/>'''</text:p>
            <text:p text:style-name="P9"><text:s text:c="4"/>queryset = Entity.objects.all()</text:p>
            <text:p text:style-name="P9"><text:s text:c="4"/>serializer_class = EntitySerializer</text:p>
            <text:p text:style-name="P9"><text:s text:c="4"/>permission_classes = [permissions.IsAuthenticatedOrReadOnly]</text:p>
            <text:p text:style-name="P9"/>
            <text:p text:style-name="P9"><text:s text:c="4"/>def perform_create(self, serializer):</text:p>
            <text:p text:style-name="P9"><text:s text:c="8"/>serializer.validated_data['modified_by'] = self.request.user</text:p>
            <text:p text:style-name="P9"><text:s text:c="8"/>return super().perform_create(serializer)</text:p>
            <text:p text:style-name="P9"/>
            <text:p text:style-name="P9"><text:s text:c="4"/>def perform_update(self, serializer):</text:p>
            <text:p text:style-name="P9"><text:s text:c="8"/>serializer.validated_data['modified_by'] = self.request.user</text:p>
            <text:p text:style-name="P9"><text:s text:c="8"/>return super().perform_update(serializer)</text:p>
          </table:table-cell>
        </table:table-row>
      </table:table>
      <text:p text:style-name="P1"/>
      <text:p text:style-name="P1"/>
      <text:p text:style-name="P7"><text:span text:style-name="T7">2. Создал класс поля </text:span><text:span text:style-name="T17">”</text:span><text:span text:style-name="T9">AliasIntegerField</text:span><text:span text:style-name="T17">”</text:span><text:span text:style-name="T7">, для которого можно задавать псевдоним имени поля данных, унаследовав его от </text:span><text:span text:style-name="T17">”</text:span><text:span text:style-name="T16">IntegerField</text:span><text:span text:style-name="T17">”</text:span>, <text:span text:style-name="T7">и применил его в сериализаторе:</text:span></text:p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class AliasIntegerField(serializers.IntegerField):</text:p>
            <text:p text:style-name="Table_20_Contents"><text:s text:c="4"/>'''Integer field with possibility of creating a field name alias </text:p>
            <text:p text:style-name="Table_20_Contents"><text:s text:c="4"/>'''</text:p>
            <text:p text:style-name="Table_20_Contents"><text:s text:c="4"/>def __init__(self, field_name_alias: str=None, **kwargs):</text:p>
            <text:p text:style-name="Table_20_Contents"><text:s text:c="8"/>self.field_name_alias = field_name_alias</text:p>
            <text:p text:style-name="Table_20_Contents"><text:s text:c="8"/>super().__init__(**kwargs)</text:p>
            <text:p text:style-name="Table_20_Contents"/>
            <text:p text:style-name="Table_20_Contents"><text:s text:c="4"/>def get_value(self, dictionary):</text:p>
            <text:p text:style-name="Table_20_Contents"><text:s text:c="8"/>try:</text:p>
            <text:p text:style-name="Table_20_Contents"><text:s text:c="12"/>dictionary[self.field_name] = dictionary.pop(self.field_name_alias)</text:p>
            <text:p text:style-name="Table_20_Contents"><text:s text:c="8"/>except KeyError:</text:p>
            <text:p text:style-name="Table_20_Contents"><text:s text:c="12"/>pass</text:p>
            <text:p text:style-name="Table_20_Contents"><text:s text:c="8"/>return super().get_value(dictionary)</text:p>
            <text:p text:style-name="Table_20_Contents"/>
            <text:p text:style-name="Table_20_Contents">class EntitySerializer(serializers.ModelSerializer):</text:p>
            <text:p text:style-name="Table_20_Contents"><text:s text:c="4"/>'''Entity class serializer</text:p>
            <text:p text:style-name="Table_20_Contents"><text:s text:c="4"/>'''</text:p>
            <text:p text:style-name="Table_20_Contents"><text:s text:c="4"/>value = AliasIntegerField(field_name_alias='data[value]')</text:p>
            <text:p text:style-name="Table_20_Contents"><text:s text:c="4"/>properties = serializers.SerializerMethodField(read_only=True)</text:p>
            <text:p text:style-name="Table_20_Contents"/>
            <text:p text:style-name="Table_20_Contents"><text:s text:c="4"/>def get_properties(self, obj: Entity) -&gt; dict:</text:p>
            <text:p text:style-name="Table_20_Contents"><text:s text:c="8"/>'''Returns entity's properties as a dictionary</text:p>
            <text:p text:style-name="Table_20_Contents"><text:s text:c="8"/>'''</text:p>
            <text:p text:style-name="Table_20_Contents"><text:soft-page-break/><text:s text:c="8"/>properties = obj.properties.all()</text:p>
            <text:p text:style-name="Table_20_Contents"><text:s text:c="8"/>return {property.key: property.value for property in properties}</text:p>
            <text:p text:style-name="Table_20_Contents"/>
            <text:p text:style-name="Table_20_Contents"><text:s text:c="4"/>class Meta:</text:p>
            <text:p text:style-name="Table_20_Contents"><text:s text:c="8"/>model = Entity</text:p>
            <text:p text:style-name="Table_20_Contents"><text:s text:c="8"/>fields = ['value', 'properties']</text:p>
          </table:table-cell>
        </table:table-row>
      </table:table>
      <text:p text:style-name="P4"><text:span text:style-name="T8"/></text:p>
      <text:p text:style-name="P3"><text:span text:style-name="T8"/></text:p>
      <text:p text:style-name="P5"><text:span text:style-name="T8">3</text:span>. <text:span text:style-name="T8">Использовал поле </text:span><text:span text:style-name="T17">”</text:span><text:span text:style-name="T10">SerializerMethodField</text:span><text:span text:style-name="T17">”</text:span><text:span text:style-name="T8"> для вывода </text:span><text:span text:style-name="T2">properties </text:span><text:span text:style-name="T8">в необходимом формате:</text:span></text:p>
      <text:p text:style-name="P3"><text:span text:style-name="T8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@extend_schema_serializer(</text:p>
            <text:p text:style-name="Table_20_Contents"><text:s text:c="4"/>examples=[</text:p>
            <text:p text:style-name="Table_20_Contents"><text:s text:c="8"/>OpenApiExample(</text:p>
            <text:p text:style-name="Table_20_Contents"><text:s text:c="12"/>'Example',</text:p>
            <text:p text:style-name="Table_20_Contents"><text:s text:c="12"/>summary='Example',</text:p>
            <text:p text:style-name="Table_20_Contents"><text:s text:c="12"/>description='Ordinal example',</text:p>
            <text:p text:style-name="Table_20_Contents"><text:s text:c="12"/>value={</text:p>
            <text:p text:style-name="Table_20_Contents"><text:s text:c="16"/>'value': 0</text:p>
            <text:p text:style-name="Table_20_Contents"><text:s text:c="12"/>},</text:p>
            <text:p text:style-name="Table_20_Contents"><text:s text:c="12"/>request_only=True,</text:p>
            <text:p text:style-name="Table_20_Contents"><text:s text:c="12"/>response_only=False,</text:p>
            <text:p text:style-name="Table_20_Contents"><text:s text:c="8"/>),</text:p>
            <text:p text:style-name="Table_20_Contents"><text:s text:c="8"/>OpenApiExample(</text:p>
            <text:p text:style-name="Table_20_Contents"><text:s text:c="12"/>'Alias example',</text:p>
            <text:p text:style-name="Table_20_Contents"><text:s text:c="12"/>summary='Example with alias',</text:p>
            <text:p text:style-name="Table_20_Contents"><text:s text:c="12"/>description='Example of using alias',</text:p>
            <text:p text:style-name="Table_20_Contents"><text:s text:c="12"/>value={</text:p>
            <text:p text:style-name="Table_20_Contents"><text:s text:c="16"/>'data[value]': 0</text:p>
            <text:p text:style-name="Table_20_Contents"><text:s text:c="12"/>},</text:p>
            <text:p text:style-name="Table_20_Contents"><text:s text:c="12"/>request_only=True,</text:p>
            <text:p text:style-name="Table_20_Contents"><text:s text:c="12"/>response_only=False,</text:p>
            <text:p text:style-name="Table_20_Contents"><text:s text:c="8"/>),</text:p>
            <text:p text:style-name="Table_20_Contents"><text:s text:c="4"/>]</text:p>
            <text:p text:style-name="Table_20_Contents">)</text:p>
            <text:p text:style-name="Table_20_Contents">class EntitySerializer(serializers.ModelSerializer):</text:p>
            <text:p text:style-name="Table_20_Contents"><text:s text:c="4"/>'''Entity class serializer</text:p>
            <text:p text:style-name="Table_20_Contents"><text:s text:c="4"/>'''</text:p>
            <text:p text:style-name="Table_20_Contents"><text:s text:c="4"/>value = AliasIntegerField(field_name_alias='data[value]')</text:p>
            <text:p text:style-name="Table_20_Contents"><text:s text:c="4"/>properties = serializers.SerializerMethodField(read_only=True)</text:p>
            <text:p text:style-name="Table_20_Contents"/>
            <text:p text:style-name="Table_20_Contents"><text:s text:c="4"/>def get_properties(self, obj: Entity) -&gt; dict:</text:p>
            <text:p text:style-name="Table_20_Contents"><text:s text:c="8"/>'''Returns entity's properties as a dictionary</text:p>
            <text:p text:style-name="Table_20_Contents"><text:s text:c="8"/>'''</text:p>
            <text:p text:style-name="Table_20_Contents"><text:s text:c="8"/>properties = obj.properties.all()</text:p>
            <text:p text:style-name="Table_20_Contents"><text:s text:c="8"/>return {property.key: property.value for property in properties}</text:p>
            <text:p text:style-name="Table_20_Contents"/>
            <text:p text:style-name="Table_20_Contents"><text:s text:c="4"/>class Meta:</text:p>
            <text:p text:style-name="Table_20_Contents"><text:s text:c="8"/>model = Entity</text:p>
            <text:p text:style-name="Table_20_Contents"><text:soft-page-break/><text:s text:c="8"/>fields = ['value', 'properties']</text:p>
          </table:table-cell>
        </table:table-row>
      </table:table>
      <text:p text:style-name="P3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08:06:51.539000000</meta:creation-date>
    <dc:date>2023-04-11T08:50:11.998000000</dc:date>
    <meta:editing-duration>PT22M40S</meta:editing-duration>
    <meta:editing-cycles>3</meta:editing-cycles>
    <meta:generator>LibreOffice/7.3.7.2$Windows_X86_64 LibreOffice_project/e114eadc50a9ff8d8c8a0567d6da8f454beeb84f</meta:generator>
    <meta:document-statistic meta:table-count="3" meta:image-count="0" meta:object-count="0" meta:page-count="3" meta:paragraph-count="78" meta:word-count="243" meta:character-count="3072" meta:non-whitespace-character-count="2382"/>
  </office:meta>
</office:document-meta>
</file>